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26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32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Ggb2</text:p>
          </table:table-cell>
          <table:table-cell table:style-name="ce6" office:value-type="string" calcext:value-type="string">
            <text:p>Anotación</text:p>
          </table:table-cell>
          <table:table-cell table:style-name="ce6"/>
          <table:table-cell table:style-name="ce6" office:value-type="string" calcext:value-type="string">
            <text:p>Anim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5" table:number-columns-repeated="10"/>
          <table:table-cell table:style-name="Default"/>
        </table:table-row>
        <table:table-row table:style-name="ro1">
          <table:table-cell table:style-name="ce5" table:number-columns-repeated="10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5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4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6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3"/>
          <table:table-cell table:formula="of:=[.H11]*(4.5/23)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H13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5"/>
          <table:table-cell table:formula="of:=[.H1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15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5"/>
          <table:table-cell table:formula="of:=[.H17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H19]*(4.5/23)" office:value-type="float" office:value="3.71739130434783" calcext:value-type="float">
            <text:p>3,71739130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0]*(4.5/23)" office:value-type="float" office:value="2.93478260869565" calcext:value-type="float">
            <text:p>2,9347826087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1]*(4.5/23)" office:value-type="float" office:value="2.34782608695652" calcext:value-type="float">
            <text:p>2,347826087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2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3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2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5]*(4.5/23)" office:value-type="float" office:value="1.95652173913043" calcext:value-type="float">
            <text:p>1,9565217391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6]*(4.5/23)" office:value-type="float" office:value="2.34782608695652" calcext:value-type="float">
            <text:p>2,347826087</text:p>
          </table:table-cell>
          <table:table-cell table:style-name="ce18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2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8]*(4.5/23)" office:value-type="float" office:value="2.93478260869565" calcext:value-type="float">
            <text:p>2,9347826087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29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0]*(4.5/23)" office:value-type="float" office:value="2.54347826086957" calcext:value-type="float">
            <text:p>2,5434782609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31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H32]*(4.5/23)" office:value-type="float" office:value="0" calcext:value-type="float">
            <text:p>0</text:p>
          </table:table-cell>
          <table:table-cell table:style-name="ce19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6]*(4.5/23)" office:value-type="float" office:value="2.54347826086957" calcext:value-type="float">
            <text:p>2,5434782609</text:p>
          </table:table-cell>
          <table:table-cell table:number-columns-repeated="2"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6:'1103'.J26">
            <calcext:condition calcext:apply-style-name="Sin título3" calcext:value="&lt;3" calcext:base-cell-address="'1103'.J26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2:'1103'.J32">
            <calcext:condition calcext:apply-style-name="Sin título3" calcext:value="&lt;3" calcext:base-cell-address="'1103'.J32"/>
          </calcext:conditional-format>
          <calcext:conditional-format calcext:target-range-address="'1103'.I2:'1103'.I36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4:15:19.561623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7T18:10:23.236122725</dc:date>
    <dc:creator>Germán Ramírez</dc:creator>
    <meta:editing-duration>P1DT19H1M43S</meta:editing-duration>
    <meta:editing-cycles>64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114" meta:object-count="0"/>
  </office:meta>
</office:document-meta>
</file>